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3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4in" fo:margin-right="0in" fo:text-indent="0in" style:auto-text-indent="false"/>
    </style:style>
    <style:style style:name="P21" style:family="paragraph" style:parent-style-name="Standard">
      <style:paragraph-properties fo:margin-left="0.1917in" fo:margin-right="0in" fo:text-indent="0in" style:auto-text-indent="false"/>
    </style:style>
    <style:style style:name="P22" style:family="paragraph" style:parent-style-name="Standard">
      <style:paragraph-properties fo:margin-left="0.6083in" fo:margin-right="0in" fo:text-indent="-0.3165in" style:auto-text-indent="false">
        <style:tab-stops/>
      </style:paragraph-properties>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Standard">
      <style:paragraph-properties fo:margin-left="0.2917in" fo:margin-right="0in" fo:text-indent="0in" style:auto-text-indent="false">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Preface<text:tab/>7</text:p>
          <text:p text:style-name="P26">1.1Dedication<text:tab/>7</text:p>
          <text:p text:style-name="P26">1.2Acknowledgments<text:tab/>7</text:p>
          <text:p text:style-name="P26">1.3Support Group<text:tab/>7</text:p>
          <text:p text:style-name="P25">2 Introduction<text:tab/>7</text:p>
          <text:p text:style-name="P26">2.1What Is A Mathematics Computing Environment?<text:tab/>7</text:p>
          <text:p text:style-name="P26">2.2What Is MathRider?<text:tab/>8</text:p>
          <text:p text:style-name="P26">2.3What Inspired The Creation Of Mathrider?<text:tab/>9</text:p>
          <text:p text:style-name="P25">3 Downloading And Installing MathRider<text:tab/>10</text:p>
          <text:p text:style-name="P26">3.1Installing Sun's Java Implementation<text:tab/>10</text:p>
          <text:p text:style-name="P27">3.1.1Installing Java On A Windows PC<text:tab/>10</text:p>
          <text:p text:style-name="P27">3.1.2Installing Java On A Macintosh<text:tab/>10</text:p>
          <text:p text:style-name="P27">3.1.3Installing Java On A Linux PC<text:tab/>11</text:p>
          <text:p text:style-name="P26">3.2Downloading And Extracting<text:tab/>11</text:p>
          <text:p text:style-name="P27">3.2.1Extracting The Archive File For Windows Users<text:tab/>12</text:p>
          <text:p text:style-name="P27">3.2.2Extracting The Archive File For Unix Users<text:tab/>12</text:p>
          <text:p text:style-name="P26">3.3MathRider's Directory Structure And Execution Instructions<text:tab/>12</text:p>
          <text:p text:style-name="P27">3.3.1Executing MathRider On Windows Systems<text:tab/>13</text:p>
          <text:p text:style-name="P27">3.3.2Executing MathRider On Unix Systems<text:tab/>13</text:p>
          <text:p text:style-name="P25">4 Exploring The MathRider Application<text:tab/>13</text:p>
          <text:p text:style-name="P26">4.1The Console<text:tab/>13</text:p>
          <text:p text:style-name="P26">4.2Yacas Program Files<text:tab/>13</text:p>
          <text:p text:style-name="P26">4.3MathRider Worksheets<text:tab/>13</text:p>
          <text:p text:style-name="P26">4.4MathRider Plugins<text:tab/>14</text:p>
          <text:p text:style-name="P25">5 Using The JYacas Console As A Scientific Calculator<text:tab/>14</text:p>
          <text:p text:style-name="P25">6 The Yacas Documentation Plugin<text:tab/>14</text:p>
          <text:p text:style-name="P25">7 Using MathRider As A Programmer's Text Editor<text:tab/>14</text:p>
          <text:p text:style-name="P25">8 Executing Yacas Programs<text:tab/>15</text:p>
          <text:p text:style-name="P25">9 MathRider Worksheet Files<text:tab/>15</text:p>
          <text:p text:style-name="P25">10 Yacas Programming Fundamentals<text:tab/>15</text:p>
          <text:p text:style-name="P26">10.1Objects, Values, And Expressions<text:tab/>15</text:p>
          <text:p text:style-name="P26">10.2Operators<text:tab/>16</text:p>
          <text:p text:style-name="P26">10.3Operator Precedence<text:tab/>17</text:p>
          <text:p text:style-name="P26">10.4Changing The Order Of Operations In An Expression<text:tab/>17</text:p>
          <text:p text:style-name="P26">10.5Variables<text:tab/>18</text:p>
          <text:p text:style-name="P26">10.6Statements<text:tab/>20</text:p>
          <text:p text:style-name="P27">10.6.1The print Statement<text:tab/>20</text:p>
          <text:p text:style-name="P26">10.7Strings<text:tab/>21</text:p>
          <text:p text:style-name="P26">10.8Comments<text:tab/>22</text:p>
          <text:p text:style-name="P26"><text:soft-page-break/>10.9Conditional Operators<text:tab/>22</text:p>
          <text:p text:style-name="P26">10.10Making Decisions With The if Statement<text:tab/>25</text:p>
          <text:p text:style-name="P26">10.11The and, or, And not Boolean Operators<text:tab/>26</text:p>
          <text:p text:style-name="P26">10.12Looping With The while Statement<text:tab/>28</text:p>
          <text:p text:style-name="P26">10.13Long-Running Loops, Infinite Loops, And Interrupting Execution<text:tab/>30</text:p>
          <text:p text:style-name="P26">10.14Inserting And Deleting Worksheet Cells<text:tab/>31</text:p>
          <text:p text:style-name="P26">10.15Introduction To More Advanced Object Types<text:tab/>31</text:p>
          <text:p text:style-name="P27">10.15.1Rational Numbers<text:tab/>31</text:p>
          <text:p text:style-name="P27">10.15.2Real Numbers<text:tab/>32</text:p>
          <text:p text:style-name="P27">10.15.3Objects That Hold Sequences Of Other Objects: Lists And Tuples<text:tab/>32</text:p>
          <text:p text:style-name="P28">10.15.3.1Tuple Packing And Unpacking<text:tab/>34</text:p>
          <text:p text:style-name="P26">10.16Using while Loops With Lists And Tuples<text:tab/>34</text:p>
          <text:p text:style-name="P26">10.17The in Operator<text:tab/>35</text:p>
          <text:p text:style-name="P26">10.18Looping With The for Statement<text:tab/>35</text:p>
          <text:p text:style-name="P26">10.19Functions<text:tab/>36</text:p>
          <text:p text:style-name="P26">10.20Functions Are Defined Using the def Statement<text:tab/>36</text:p>
          <text:p text:style-name="P26">10.21A Subset Of Functions Included In MathRider<text:tab/>37</text:p>
          <text:p text:style-name="P26">10.22Obtaining Information On MathRider Functions<text:tab/>46</text:p>
          <text:p text:style-name="P26">10.23Information Is Also Available On User-Entered Functions<text:tab/>47</text:p>
          <text:p text:style-name="P26">10.24Examples Which Use Functions Included With MathRider<text:tab/>48</text:p>
          <text:p text:style-name="P26">10.25Using srange() And zip() With The for Statement<text:tab/>49</text:p>
          <text:p text:style-name="P26">10.26List Comprehensions<text:tab/>50</text:p>
          <text:p text:style-name="P25">11 Miscellaneous Topics<text:tab/>51</text:p>
          <text:p text:style-name="P26">11.1Referencing The Result Of The Previous Operation<text:tab/>51</text:p>
          <text:p text:style-name="P26">11.2Exceptions<text:tab/>51</text:p>
          <text:p text:style-name="P26">11.3Obtaining Numeric Results<text:tab/>52</text:p>
          <text:p text:style-name="P26">11.4Style Guide For Expressions<text:tab/>53</text:p>
          <text:p text:style-name="P26">11.5Built-in Constants<text:tab/>53</text:p>
          <text:p text:style-name="P26">11.6Roots<text:tab/>54</text:p>
          <text:p text:style-name="P26">11.7Symbolic Variables<text:tab/>54</text:p>
          <text:p text:style-name="P26">11.8Symbolic Expressions<text:tab/>56</text:p>
          <text:p text:style-name="P27">11.8.1Expanding And Factoring<text:tab/>56</text:p>
          <text:p text:style-name="P27">11.8.2Miscellaneous Symbolic Expression Examples<text:tab/>57</text:p>
          <text:p text:style-name="P27">11.8.3Passing Values To Symbolic Expressions<text:tab/>57</text:p>
          <text:p text:style-name="P26">11.9Symbolic Equations and The solve() Function<text:tab/>57</text:p>
          <text:p text:style-name="P26">11.10Symbolic Mathematical Functions<text:tab/>58</text:p>
          <text:p text:style-name="P26">11.11Finding Roots Graphically And Numerically With The find_root() Method<text:tab/>59</text:p>
          <text:p text:style-name="P26">11.12Displaying Mathematical Objects In Traditional Form<text:tab/>60</text:p>
          <text:p text:style-name="P26">11.13LaTeX Is Used To Display Objects In Traditional Mathematics Form<text:tab/>61</text:p>
          <text:p text:style-name="P26">11.14Sets<text:tab/>61</text:p>
          <text:p text:style-name="P25">12 2D Plotting<text:tab/>62</text:p>
          <text:p text:style-name="P26">12.1The plot() And show() Functions<text:tab/>62</text:p>
          <text:p text:style-name="P27">12.1.1Combining Plots And Changing The Plotting Color<text:tab/>62</text:p>
          <text:p text:style-name="P27">12.1.2Combining Graphics With A Graphics Object<text:tab/>63</text:p>
          <text:p text:style-name="P26">12.2Advanced Plotting With matplotlib<text:tab/>64</text:p>
          <text:p text:style-name="P27">12.2.1Plotting Data From Lists With Grid Lines And Axes Labels<text:tab/>64</text:p>
          <text:p text:style-name="P27"><text:soft-page-break/>12.2.2Plotting With A Logarithmic Y Axis<text:tab/>65</text:p>
          <text:p text:style-name="P27">12.2.3Two Plots With Labels Inside Of The Plot<text:tab/>65</text:p>
          <text:p text:style-name="P25">13 MathRider Usage Styles<text:tab/>66</text:p>
          <text:p text:style-name="P26">13.1The Speed Usage Style<text:tab/>66</text:p>
          <text:p text:style-name="P26">13.2The OpenOffice Presentation Usage Style<text:tab/>66</text:p>
          <text:p text:style-name="P25">14 High School Math Problems (most of the problems are still in development)<text:tab/>66</text:p>
          <text:p text:style-name="P26">14.1Pre-Algebra<text:tab/>66</text:p>
          <text:p text:style-name="P27">14.1.1Equations<text:tab/>67</text:p>
          <text:p text:style-name="P27">14.1.2Expressions<text:tab/>67</text:p>
          <text:p text:style-name="P27">14.1.3Geometry<text:tab/>67</text:p>
          <text:p text:style-name="P27">14.1.4Inequalities<text:tab/>67</text:p>
          <text:p text:style-name="P27">14.1.5Linear Functions<text:tab/>67</text:p>
          <text:p text:style-name="P27">14.1.6Measurement<text:tab/>67</text:p>
          <text:p text:style-name="P27">14.1.7Nonlinear Functions<text:tab/>67</text:p>
          <text:p text:style-name="P27">14.1.8Number Sense And Operations<text:tab/>67</text:p>
          <text:p text:style-name="P28">14.1.8.1Express an integer fraction in lowest terms<text:tab/>68</text:p>
          <text:p text:style-name="P27">14.1.9Polynomial Functions<text:tab/>68</text:p>
          <text:p text:style-name="P26">14.2Algebra<text:tab/>69</text:p>
          <text:p text:style-name="P27">14.2.1Absolute Value Functions<text:tab/>69</text:p>
          <text:p text:style-name="P27">14.2.2Complex Numbers<text:tab/>69</text:p>
          <text:p text:style-name="P27">14.2.3Composite Functions<text:tab/>69</text:p>
          <text:p text:style-name="P27">14.2.4Conics<text:tab/>69</text:p>
          <text:p text:style-name="P27">14.2.5Data Analysis<text:tab/>69</text:p>
          <text:p text:style-name="P27">14.2.6Discrete Mathematics <text:tab/>69</text:p>
          <text:p text:style-name="P27">14.2.7Equations<text:tab/>69</text:p>
          <text:p text:style-name="P28">14.2.7.1Express a symbolic fraction in lowest terms<text:tab/>69</text:p>
          <text:p text:style-name="P28">14.2.7.2Determine the product of two symbolic fractions<text:tab/>71</text:p>
          <text:p text:style-name="P28">14.2.7.3Solve a linear equation for x<text:tab/>71</text:p>
          <text:p text:style-name="P28">14.2.7.4Solve a linear equation which has fractions<text:tab/>72</text:p>
          <text:p text:style-name="P27">14.2.8Exponential Functions<text:tab/>74</text:p>
          <text:p text:style-name="P27">14.2.9Exponents<text:tab/>74</text:p>
          <text:p text:style-name="P27">14.2.10Expressions<text:tab/>74</text:p>
          <text:p text:style-name="P27">14.2.11Inequalities<text:tab/>74</text:p>
          <text:p text:style-name="P27">14.2.12Inverse Functions<text:tab/>74</text:p>
          <text:p text:style-name="P27">14.2.13Linear Equations And Functions<text:tab/>75</text:p>
          <text:p text:style-name="P27">14.2.14Linear Programming<text:tab/>75</text:p>
          <text:p text:style-name="P27">14.2.15Logarithmic Functions<text:tab/>75</text:p>
          <text:p text:style-name="P27">14.2.16Logistic Functions<text:tab/>75</text:p>
          <text:p text:style-name="P27">14.2.17Matrices<text:tab/>75</text:p>
          <text:p text:style-name="P27">14.2.18Parametric Equations<text:tab/>75</text:p>
          <text:p text:style-name="P27">14.2.19Piecewise Functions<text:tab/>75</text:p>
          <text:p text:style-name="P27">14.2.20Polynomial Functions<text:tab/>75</text:p>
          <text:p text:style-name="P27">14.2.21Power Functions<text:tab/>75</text:p>
          <text:p text:style-name="P27">14.2.22Quadratic Functions<text:tab/>76</text:p>
          <text:p text:style-name="P27">14.2.23Radical Functions<text:tab/>76</text:p>
          <text:p text:style-name="P27">14.2.24Rational Functions<text:tab/>76</text:p>
          <text:p text:style-name="P27"><text:soft-page-break/>14.2.25Sequences<text:tab/>76</text:p>
          <text:p text:style-name="P27">14.2.26Series<text:tab/>76</text:p>
          <text:p text:style-name="P27">14.2.27Systems of Equations<text:tab/>76</text:p>
          <text:p text:style-name="P27">14.2.28Transformations<text:tab/>76</text:p>
          <text:p text:style-name="P27">14.2.29Trigonometric Functions<text:tab/>76</text:p>
          <text:p text:style-name="P26">14.3Precalculus And Trigonometry<text:tab/>77</text:p>
          <text:p text:style-name="P27">14.3.1Binomial Theorem<text:tab/>77</text:p>
          <text:p text:style-name="P27">14.3.2Complex Numbers<text:tab/>77</text:p>
          <text:p text:style-name="P27">14.3.3Composite Functions<text:tab/>77</text:p>
          <text:p text:style-name="P27">14.3.4Conics<text:tab/>77</text:p>
          <text:p text:style-name="P27">14.3.5Data Analysis<text:tab/>77</text:p>
          <text:p text:style-name="P27">14.3.6Discrete Mathematics<text:tab/>77</text:p>
          <text:p text:style-name="P27">14.3.7Equations<text:tab/>77</text:p>
          <text:p text:style-name="P27">14.3.8Exponential Functions<text:tab/>78</text:p>
          <text:p text:style-name="P27">14.3.9Inverse Functions<text:tab/>78</text:p>
          <text:p text:style-name="P27">14.3.10Logarithmic Functions<text:tab/>78</text:p>
          <text:p text:style-name="P27">14.3.11Logistic Functions<text:tab/>78</text:p>
          <text:p text:style-name="P27">14.3.12Matrices And Matrix Algebra<text:tab/>78</text:p>
          <text:p text:style-name="P27">14.3.13Mathematical Analysis<text:tab/>78</text:p>
          <text:p text:style-name="P27">14.3.14Parametric Equations<text:tab/>78</text:p>
          <text:p text:style-name="P27">14.3.15Piecewise Functions<text:tab/>78</text:p>
          <text:p text:style-name="P27">14.3.16Polar Equations<text:tab/>78</text:p>
          <text:p text:style-name="P27">14.3.17Polynomial Functions<text:tab/>79</text:p>
          <text:p text:style-name="P27">14.3.18Power Functions<text:tab/>79</text:p>
          <text:p text:style-name="P27">14.3.19Quadratic Functions<text:tab/>79</text:p>
          <text:p text:style-name="P27">14.3.20Radical Functions<text:tab/>79</text:p>
          <text:p text:style-name="P27">14.3.21Rational Functions<text:tab/>79</text:p>
          <text:p text:style-name="P27">14.3.22Real Numbers<text:tab/>79</text:p>
          <text:p text:style-name="P27">14.3.23Sequences<text:tab/>79</text:p>
          <text:p text:style-name="P27">14.3.24Series<text:tab/>79</text:p>
          <text:p text:style-name="P27">14.3.25Sets<text:tab/>80</text:p>
          <text:p text:style-name="P27">14.3.26Systems of Equations<text:tab/>80</text:p>
          <text:p text:style-name="P27">14.3.27Transformations<text:tab/>80</text:p>
          <text:p text:style-name="P27">14.3.28Trigonometric Functions<text:tab/>80</text:p>
          <text:p text:style-name="P27">14.3.29Vectors<text:tab/>80</text:p>
          <text:p text:style-name="P26">14.4Calculus<text:tab/>80</text:p>
          <text:p text:style-name="P27">14.4.1Derivatives<text:tab/>80</text:p>
          <text:p text:style-name="P27">14.4.2Integrals<text:tab/>80</text:p>
          <text:p text:style-name="P27">14.4.3Limits<text:tab/>80</text:p>
          <text:p text:style-name="P27">14.4.4Polynomial Approximations And Series<text:tab/>81</text:p>
          <text:p text:style-name="P26">14.5Statistics<text:tab/>81</text:p>
          <text:p text:style-name="P27">14.5.1Data Analysis<text:tab/>81</text:p>
          <text:p text:style-name="P27">14.5.2Inferential Statistics<text:tab/>81</text:p>
          <text:p text:style-name="P27">14.5.3Normal Distributions<text:tab/>81</text:p>
          <text:p text:style-name="P27">14.5.4One Variable Analysis<text:tab/>81</text:p>
          <text:p text:style-name="P27">14.5.5Probability And Simulation<text:tab/>81</text:p>
          <text:p text:style-name="P27">14.5.6Two Variable Analysis<text:tab/>81</text:p>
          <text:p text:style-name="P25"><text:soft-page-break/>15 High School Science Problems<text:tab/>82</text:p>
          <text:p text:style-name="P26">15.1Physics<text:tab/>82</text:p>
          <text:p text:style-name="P27">15.1.1Atomic Physics<text:tab/>82</text:p>
          <text:p text:style-name="P27">15.1.2Circular Motion<text:tab/>82</text:p>
          <text:p text:style-name="P27">15.1.3Dynamics<text:tab/>82</text:p>
          <text:p text:style-name="P27">15.1.4Electricity And Magnetism<text:tab/>82</text:p>
          <text:p text:style-name="P27">15.1.5Fluids<text:tab/>82</text:p>
          <text:p text:style-name="P27">15.1.6Kinematics<text:tab/>82</text:p>
          <text:p text:style-name="P27">15.1.7Light<text:tab/>82</text:p>
          <text:p text:style-name="P27">15.1.8Optics<text:tab/>83</text:p>
          <text:p text:style-name="P27">15.1.9Relativity<text:tab/>83</text:p>
          <text:p text:style-name="P27">15.1.10Rotational Motion<text:tab/>83</text:p>
          <text:p text:style-name="P27">15.1.11Sound<text:tab/>83</text:p>
          <text:p text:style-name="P27">15.1.12Waves<text:tab/>83</text:p>
          <text:p text:style-name="P27">15.1.13Thermodynamics<text:tab/>83</text:p>
          <text:p text:style-name="P27">15.1.14Work<text:tab/>83</text:p>
          <text:p text:style-name="P27">15.1.15Energy<text:tab/>83</text:p>
          <text:p text:style-name="P27">15.1.16Momentum<text:tab/>84</text:p>
          <text:p text:style-name="P27">15.1.17Boiling<text:tab/>84</text:p>
          <text:p text:style-name="P27">15.1.18Buoyancy<text:tab/>84</text:p>
          <text:p text:style-name="P27">15.1.19Convection<text:tab/>84</text:p>
          <text:p text:style-name="P27">15.1.20Density<text:tab/>84</text:p>
          <text:p text:style-name="P27">15.1.21Diffusion<text:tab/>84</text:p>
          <text:p text:style-name="P27">15.1.22Freezing<text:tab/>84</text:p>
          <text:p text:style-name="P27">15.1.23Friction<text:tab/>84</text:p>
          <text:p text:style-name="P27">15.1.24Heat Transfer<text:tab/>84</text:p>
          <text:p text:style-name="P27">15.1.25Insulation<text:tab/>85</text:p>
          <text:p text:style-name="P27">15.1.26Newton's Laws<text:tab/>85</text:p>
          <text:p text:style-name="P27">15.1.27Pressure<text:tab/>85</text:p>
          <text:p text:style-name="P27">15.1.28Pulleys<text:tab/>85</text:p>
          <text:p text:style-name="P25">16 Fundamentals Of Computation<text:tab/>86</text:p>
          <text:p text:style-name="P26">16.1What Is A Computer?<text:tab/>86</text:p>
          <text:p text:style-name="P26">16.2Contextual Meaning<text:tab/>87</text:p>
          <text:p text:style-name="P26">16.3Variables<text:tab/>87</text:p>
          <text:p text:style-name="P26">16.4Models<text:tab/>88</text:p>
          <text:p text:style-name="P26">16.5Machine Language<text:tab/>89</text:p>
          <text:p text:style-name="P26">16.6Compilers And Interpreters<text:tab/>92</text:p>
          <text:p text:style-name="P26">16.7Algorithms<text:tab/>92</text:p>
          <text:p text:style-name="P26">16.8Computation<text:tab/>94</text:p>
          <text:p text:style-name="P26">16.9he Mathematics Part Of Mathematics Computing Systems<text:tab/>96</text:p>
        </text:index-body>
      </text:table-of-content>
      <text:p text:style-name="Standard"/>
      <text:p text:style-name="Standard"/>
      <text:h text:style-name="Heading_20_1" text:outline-level="1"><text:soft-page-break/>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text:soft-page-break/></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soft-page-break/><text:line-break/>2) They teach math all wrong in school. Way, WAY wrong. If you teach yourself math the right way, you'll learn faster, remember it longer, and it'll be much more valuable to you as a programmer.</text:p>
      <text:p text:style-name="Standard"/>
      <text:p text:style-name="P19">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7"><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text:soft-page-break/>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Java:</text:p>
      <text:p text:style-name="Standard"/>
      <text:p text:style-name="P20">1) Locate the Java information documentation for your Linux distribution and carefully follow the instructions provided for installing Sun's Java on your system. <text:s/></text:p>
      <text:p text:style-name="P20"/>
      <text:p text:style-name="P20">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7"><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text:soft-page-break/>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p text:style-name="Standard"/>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1">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2"><text:span text:style-name="T6">doc</text:span> - Contains MathRider's documentation files.</text:p>
      <text:p text:style-name="P22"/>
      <text:p text:style-name="P22"><text:span text:style-name="T6">examples</text:span> - Contains various example programs, some of which are pre-opened when MathRider is <text:soft-page-break/>first executed.</text:p>
      <text:p text:style-name="P22"/>
      <text:p text:style-name="P22"><text:span text:style-name="T6">jars</text:span> - Holds plugins and code libraries.</text:p>
      <text:p text:style-name="P22"/>
      <text:p text:style-name="P22"><text:span text:style-name="T6">macros</text:span> - Contains various scripts that can be executed by the user.</text:p>
      <text:p text:style-name="P22"/>
      <text:p text:style-name="P22"><text:span text:style-name="T6">modes</text:span> - Contains files which tell MathRider how to do syntax highlighting, etc. for various file types. <text:s/></text:p>
      <text:p text:style-name="P22"/>
      <text:p text:style-name="P22"><text:span text:style-name="T6">settings</text:span> - Contains the application's main settings files.</text:p>
      <text:p text:style-name="P22"/>
      <text:p text:style-name="P22"><text:span text:style-name="T6">startup</text:span> - Contains startup scripts that are executed each time MathRider launches.</text:p>
      <text:p text:style-name="P22"/>
      <text:p text:style-name="P22"><text:span text:style-name="T6">jedit.jar</text:span> - Holds the core jEdit application which MathRider builds upon.</text:p>
      <text:p text:style-name="P22"/>
      <text:p text:style-name="P22"><text:span text:style-name="T8">unix_run.sh</text:span> - The script used to execute MathRider on Unix systems.</text:p>
      <text:p text:style-name="P22"/>
      <text:p text:style-name="P22"><text:span text:style-name="T8">win_run.bat</text:span> - The batch file used to execute MathRider on Windows systems.</text:p>
      <text:p text:style-name="P22"/>
      <text:h text:style-name="Heading_20_3" text:outline-level="3">Executing MathRider On Windows Systems</text:h>
      <text:p text:style-name="P23">Open the <text:span text:style-name="T6">mathrider</text:span> folder and double click on the <text:span text:style-name="T8">win_run</text:span> file.</text:p>
      <text:h text:style-name="Heading_20_3" text:outline-level="3">Executing MathRider On Unix Systems</text:h>
      <text:p text:style-name="P23">Open a shell, change to the <text:span text:style-name="T6">mathrider</text:span> folder, and execute the <text:span text:style-name="T8">unix_run.sh</text:span> script by typing the following:</text:p>
      <text:p text:style-name="P23"/>
      <text:p text:style-name="P24">sh unix_run.sh</text:p>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text:soft-page-break/>which contain different types of code that can be executed by pressing </text:p>
      <text:p text:style-name="Standard"><text:span text:style-name="T6">&lt;shift&gt;&lt;enter&gt;</text:span> inside of a fold. <text:s/>Select the worksheet_demo_1.mws window and </text:p>
      <text:p text:style-name="Standard">follow the instructions which are present within the comments it contains.</text:p>
      <text:h text:style-name="Heading_20_2" text:outline-level="2">MathRider Plugins</text:h>
      <text:p text:style-name="Standard">At the right side of the application is a small tab that has "GeoGebra" <text:s/>written on it. <text:s/>Press this tab a number of times to see what happens (GeoGebra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GeoGebra plugin and press the small black inverted triangle that is near it. <text:s/>A pop up menu will appear which has menu items such as "Float", "Dock at Top", etc. <text:s/>Select the "Float" menu item and see what happens.</text:p>
      <text:p text:style-name="Standard"/>
      <text:p text:style-name="Standard">The GeoGebra plugin was detached from the main window so it can be resized and placed where needed. <text:s/>Select the inverted black triangle on the floating windows and try docking the GeoGebra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text:p>
      <text:p text:style-name="Standard">MathRider, they will be preserved when it is launched again.</text:p>
      <text:h text:style-name="Heading_20_1" text:outline-level="1">Using The JYacas Console As A Scientific Calculator</text:h>
      <text:p text:style-name="Standard"/>
      <text:h text:style-name="Heading_20_1" text:outline-level="1">The Yacas Documentation Plugin</text:h>
      <text:p text:style-name="Standard"/>
      <text:p text:style-name="Standard"/>
      <text:h text:style-name="Heading_20_1" text:outline-level="1">Using MathRider As A Programmer's Text Editor</text:h>
      <text:p text:style-name="Standard"/>
      <text:p text:style-name="Standard"/>
      <text:h text:style-name="Heading_20_1" text:outline-level="1"><text:soft-page-break/>Executing Yacas Programs</text:h>
      <text:p text:style-name="Standard"/>
      <text:p text:style-name="Standard"/>
      <text:h text:style-name="Heading_20_1" text:outline-level="1">MathRider Worksheet Files</text:h>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oft-page-break/><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oft-page-break/><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text:soft-page-break/>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text:soft-page-break/>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ext:soft-page-break/>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soft-page-break/>|</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oft-page-break/><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text:soft-page-break/></text:p>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text:soft-page-break/></text:p>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oft-page-break/><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text:soft-page-break/>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text:soft-page-break/>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text:soft-page-break/></text:p>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text:soft-page-break/></text:p>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oft-page-break/><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text:soft-page-break/>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text:soft-page-break/>(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text:soft-page-break/>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soft-page-break/>.</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oft-page-break/><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text:soft-page-break/></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text:soft-page-break/>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text:soft-page-break/>#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soft-page-break/>|</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text:soft-page-break/></text:p>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text:soft-page-break/>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text:soft-page-break/>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text:soft-page-break/>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ext:soft-page-break/>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text:soft-page-break/>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text:soft-page-break/>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text:soft-page-break/>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soft-page-break/>|</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text:soft-page-break/>({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text:soft-page-break/>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soft-page-break/>"""</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text:soft-page-break/>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text:soft-page-break/>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text:soft-page-break/>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text:soft-page-break/>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text:soft-page-break/>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text:soft-page-break/>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text:soft-page-break/></text:p>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text:soft-page-break/>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soft-page-break/><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soft-page-break/><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soft-page-break/><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soft-page-break/><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oft-page-break/>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29 - <text:date style:data-style-name="N37" text:date-value="2008-05-13T03:04:23.44" text:fixed="true">05/13/08</text:date><text:tab/>MathRider For Newbies<text:tab/><text:page-number text:select-page="current">46</text:page-number>/<text:page-count>1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6T22:49:49</dc:date>
    <meta:editing-cycles>28</meta:editing-cycles>
    <meta:editing-duration>P1DT12H7M36S</meta:editing-duration>
    <meta:user-defined meta:name="Info 1"/>
    <meta:user-defined meta:name="Info 2"/>
    <meta:user-defined meta:name="Info 3"/>
    <meta:user-defined meta:name="Info 4"/>
    <meta:document-statistic meta:table-count="1" meta:image-count="0" meta:object-count="2" meta:page-count="113" meta:paragraph-count="2896" meta:word-count="29186" meta:character-count="174860"/>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